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9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2" style:family="paragraph" style:parent-style-name="Standard" style:list-style-name="WWNum1">
      <style:paragraph-properties fo:margin-left="0cm" fo:margin-right="0cm" fo:text-indent="0cm" style:auto-text-indent="false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f8b46" officeooo:paragraph-rsid="001f8b46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b46" style:font-weight-asian="normal" style:font-weight-complex="normal"/>
    </style:style>
    <style:style style:name="T4" style:family="text">
      <style:text-properties officeooo:rsid="002730a0"/>
    </style:style>
    <style:style style:name="T5" style:family="text">
      <style:text-properties officeooo:rsid="002c13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lize as seguintes tarefas. Marque de 1 a 10 a dificuldade de realização da tarefa. Valores mais altos indicam maior dificuldade.</text:p>
      <text:p text:style-name="P1"/>
      <text:list xml:id="list3790344525" text:style-name="WWNum1">
        <text:list-item>
          <text:p text:style-name="P10">Insira as peças listados abaixo:</text:p>
          <text:list>
            <text:list-item>
              <text:p text:style-name="P11">Porta copo com formato similar a um cubo, <text:span text:style-name="T1">5cm de lado </text:span><text:span text:style-name="T3">e</text:span> <text:span text:style-name="T1">2cm de altura</text:span>;</text:p>
            </text:list-item>
            <text:list-item>
              <text:p text:style-name="P11">Panela com formato similar a um cilindro com <text:span text:style-name="T1">20cm de</text:span> <text:span text:style-name="T1">diâmetro</text:span> e <text:span text:style-name="T1">30cm de</text:span> <text:span text:style-name="T1">altura</text:span>;</text:p>
            </text:list-item>
            <text:list-item>
              <text:p text:style-name="P11">Tábua de cortar com formato similar a um retângulo com <text:span text:style-name="T1">15cm de largura</text:span>, <text:span text:style-name="T1">10 de comprimento </text:span>e <text:span text:style-name="T1">2cm de altura</text:span><text:span text:style-name="T2">;</text:span></text:p>
            </text:list-item>
            <text:list-item>
              <text:p text:style-name="P11">Chaleira que, quando vista de cima, tem formato similar a um triângulo com <text:span text:style-name="T1">12cm de lado</text:span> e <text:span text:style-name="T1">15 cm de altura</text:span>.</text:p>
            </text:list-item>
          </text:list>
        </text:list-item>
        <text:list-item>
          <text:p text:style-name="P10">Altere as quantidades das peças:</text:p>
          <text:list>
            <text:list-item>
              <text:p text:style-name="P11">10 Porta copos</text:p>
            </text:list-item>
            <text:list-item>
              <text:p text:style-name="P11">3 panelas</text:p>
            </text:list-item>
            <text:list-item>
              <text:p text:style-name="P11">20 tábuas de cortar</text:p>
            </text:list-item>
          </text:list>
        </text:list-item>
        <text:list-item>
          <text:p text:style-name="P10">Altere a descrição da chaleira para “chaleira12cm”. Altere sua quantidade para 20. </text:p>
        </text:list-item>
        <text:list-item>
          <text:p text:style-name="P10">Crie um novo forno com <text:span text:style-name="T1">comprimento 50cm</text:span>, <text:span text:style-name="T1">largura 50cm</text:span> e <text:span text:style-name="T1">altura 250cm</text:span>. Os suportes são de <text:span text:style-name="T1">5, 10 e 20 centímetros</text:span>. </text:p>
        </text:list-item>
        <text:list-item>
          <text:p text:style-name="P10">Crie uma solução para as peças com o forno criado. Não salve a solução. </text:p>
        </text:list-item>
        <text:list-item>
          <text:p text:style-name="P10">Crie uma solução para um conjunto que contém somente 100 “chaleiras12cm”. Não apague os outros elementos <text:span text:style-name="T4">(3)</text:span>. </text:p>
        </text:list-item>
        <text:list-item>
          <text:p text:style-name="P10">Salve a lista. </text:p>
        </text:list-item>
        <text:list-item>
          <text:p text:style-name="P10">Remova a “chaleira12cm”, modifique as quantidades de todas as peças para 10 e crie uma nova solução. Não salve a solução </text:p>
        </text:list-item>
        <text:list-item>
          <text:p text:style-name="P10">Altere a altura do forno para 300cm e adicione um suporte de 25cm. </text:p>
        </text:list-item>
        <text:list-item>
          <text:p text:style-name="P10">Crie uma solução para as peças utilizando o forno alterado. </text:p>
        </text:list-item>
        <text:list-item>
          <text:p text:style-name="P10">Carregue a lista salva anteriormente, altere as quantidades de todos os itens para <text:s/>e crie uma nova solução. Salve o resultado. </text:p>
        </text:list-item>
        <text:list-item>
          <text:p text:style-name="P13">Apague todos os itens da lista. </text:p>
        </text:list-item>
        <text:list-item>
          <text:p text:style-name="P13">Apague todos os fornos salvos.</text:p>
        </text:list-item>
        <text:list-item>
          <text:p text:style-name="P10">Abra a solução salva.</text:p>
          <text:p text:style-name="P12"/>
        </text:list-item>
      </text:list>
      <text:p text:style-name="P1"/>
      <text:p text:style-name="P1"/>
      <text:p text:style-name="P2"/>
      <text:p text:style-name="P1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3">Tarefa</text:p>
          </table:table-cell>
          <table:table-cell table:style-name="Table1.A1" office:value-type="string">
            <text:p text:style-name="P3">T1</text:p>
          </table:table-cell>
          <table:table-cell table:style-name="Table1.A1" office:value-type="string">
            <text:p text:style-name="P3">T2</text:p>
          </table:table-cell>
          <table:table-cell table:style-name="Table1.A1" office:value-type="string">
            <text:p text:style-name="P3">T3</text:p>
          </table:table-cell>
          <table:table-cell table:style-name="Table1.A1" office:value-type="string">
            <text:p text:style-name="P3">T4</text:p>
          </table:table-cell>
        </table:table-row>
        <table:table-row table:style-name="Table1.2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4">5</text:p>
          </table:table-cell>
        </table:table-row>
        <table:table-row table:style-name="Table1.3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4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4</text:p>
          </table:table-cell>
        </table:table-row>
        <table:table-row table:style-name="Table1.5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6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14">2</text:p>
          </table:table-cell>
        </table:table-row>
        <table:table-row table:style-name="Table1.7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8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9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10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1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12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5</text:p>
          </table:table-cell>
        </table:table-row>
        <table:table-row table:style-name="Table1.13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9T17:57:02.859160850</dc:date>
    <meta:editing-duration>PT2H21M24S</meta:editing-duration>
    <meta:editing-cycles>7</meta:editing-cycles>
    <meta:document-statistic meta:table-count="1" meta:image-count="0" meta:object-count="0" meta:page-count="2" meta:paragraph-count="88" meta:word-count="344" meta:character-count="1577" meta:non-whitespace-character-count="1329"/>
  </office:meta>
</office:document-meta>
</file>